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f382d" officeooo:paragraph-rsid="001f382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8b" fo:font-size="18pt" style:text-underline-style="solid" style:text-underline-width="auto" style:text-underline-color="font-color" fo:font-weight="bold" officeooo:rsid="0017b553" officeooo:paragraph-rsid="0017b55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17b553" officeooo:paragraph-rsid="0017b553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rsid="0017b553" officeooo:paragraph-rsid="0017b55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9ca37"/>
    </style:style>
    <style:style style:name="P6" style:family="paragraph" style:parent-style-name="Standard">
      <style:paragraph-properties fo:text-align="start" style:justify-single-word="false"/>
      <style:text-properties officeooo:paragraph-rsid="001b4fd4"/>
    </style:style>
    <style:style style:name="P7" style:family="paragraph" style:parent-style-name="Standard">
      <style:paragraph-properties fo:text-align="start" style:justify-single-word="false"/>
      <style:text-properties officeooo:paragraph-rsid="001c2ca1"/>
    </style:style>
    <style:style style:name="P8" style:family="paragraph" style:parent-style-name="Standard">
      <style:paragraph-properties fo:text-align="start" style:justify-single-word="false"/>
      <style:text-properties officeooo:paragraph-rsid="001c4b42"/>
    </style:style>
    <style:style style:name="P9" style:family="paragraph" style:parent-style-name="Standard">
      <style:paragraph-properties fo:text-align="start" style:justify-single-word="false"/>
      <style:text-properties officeooo:rsid="001b4fd4" officeooo:paragraph-rsid="001b4fd4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ca37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4fd4" officeooo:paragraph-rsid="001b4fd4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1f382d" officeooo:paragraph-rsid="001f382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ff7f" fo:font-size="18pt" fo:font-weight="bold" officeooo:rsid="001f382d" officeooo:paragraph-rsid="001f382d" style:font-size-asian="18pt" style:font-weight-asian="bold" style:font-size-complex="1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bec00" style:font-size-asian="13.1000003814697pt" style:font-size-complex="15pt"/>
    </style:style>
    <style:style style:name="T3" style:family="text">
      <style:text-properties fo:font-size="15pt" officeooo:rsid="001b4fd4" style:font-size-asian="13.1000003814697pt" style:font-size-complex="15pt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6" style:family="text">
      <style:text-properties fo:font-size="15pt" fo:font-weight="bold" officeooo:rsid="001b4fd4" style:font-size-asian="13.1000003814697pt" style:font-weight-asian="bold" style:font-size-complex="15pt" style:font-weight-complex="bold"/>
    </style:style>
    <style:style style:name="T7" style:family="text">
      <style:text-properties fo:font-size="15pt" fo:font-weight="bold" officeooo:rsid="001bec00" style:font-size-asian="13.1000003814697pt" style:font-weight-asian="bold" style:font-size-complex="15pt" style:font-weight-complex="bold"/>
    </style:style>
    <style:style style:name="T8" style:family="text">
      <style:text-properties fo:color="#000000" fo:font-size="18pt" style:text-underline-style="none" fo:font-weight="bold" officeooo:rsid="0019ca37" style:font-size-asian="18pt" style:font-weight-asian="bold" style:font-size-complex="18pt" style:font-weight-complex="bold"/>
    </style:style>
    <style:style style:name="T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fo:font-size="18pt" fo:font-weight="bold" officeooo:rsid="0019ca37" style:font-size-asian="18pt" style:font-weight-asian="bold" style:font-size-complex="18pt" style:font-weight-complex="bold"/>
    </style:style>
    <style:style style:name="T11" style:family="text">
      <style:text-properties fo:color="#000000" fo:font-size="18pt" style:text-underline-style="solid" style:text-underline-width="auto" style:text-underline-color="font-color" fo:font-weight="bold" officeooo:rsid="001c2ca1" style:font-size-asian="18pt" style:font-weight-asian="bold" style:font-size-complex="18pt" style:font-weight-complex="bold"/>
    </style:style>
    <style:style style:name="T12" style:family="text">
      <style:text-properties fo:color="#000000" fo:font-size="18pt" style:text-underline-style="solid" style:text-underline-width="auto" style:text-underline-color="font-color" fo:font-weight="bold" officeooo:rsid="0019ca37" style:font-size-asian="18pt" style:font-weight-asian="bold" style:font-size-complex="18pt" style:font-weight-complex="bold"/>
    </style:style>
    <style:style style:name="T13" style:family="text">
      <style:text-properties fo:color="#000000" fo:font-size="18pt" style:text-underline-style="solid" style:text-underline-width="auto" style:text-underline-color="font-color" fo:font-weight="bold" officeooo:rsid="001b4fd4" style:font-size-asian="18pt" style:font-weight-asian="bold" style:font-size-complex="18pt" style:font-weight-complex="bold"/>
    </style:style>
    <style:style style:name="T14" style:family="text">
      <style:text-properties fo:color="#000000" fo:font-size="15pt" style:text-underline-style="none" fo:font-weight="normal" officeooo:rsid="0019ca37" style:font-size-asian="13.1000003814697pt" style:font-weight-asian="normal" style:font-size-complex="15pt" style:font-weight-complex="normal"/>
    </style:style>
    <style:style style:name="T15" style:family="text">
      <style:text-properties fo:color="#000000" fo:font-size="15pt" style:text-underline-style="none" fo:font-weight="normal" officeooo:rsid="001b4fd4" style:font-size-asian="13.1000003814697pt" style:font-weight-asian="normal" style:font-size-complex="15pt" style:font-weight-complex="normal"/>
    </style:style>
    <style:style style:name="T16" style:family="text">
      <style:text-properties fo:color="#000000" fo:font-size="15pt" style:text-underline-style="none" fo:font-weight="normal" officeooo:rsid="001c2ca1" style:font-size-asian="13.1000003814697pt" style:font-weight-asian="normal" style:font-size-complex="15pt" style:font-weight-complex="normal"/>
    </style:style>
    <style:style style:name="T17" style:family="text">
      <style:text-properties fo:color="#000000" fo:font-size="15pt" style:text-underline-style="none" fo:font-weight="normal" officeooo:rsid="001c4b42" style:font-size-asian="13.1000003814697pt" style:font-weight-asian="normal" style:font-size-complex="15pt" style:font-weight-complex="normal"/>
    </style:style>
    <style:style style:name="T18" style:family="text">
      <style:text-properties fo:color="#000000" fo:font-size="15pt" style:text-underline-style="none" fo:font-weight="normal" officeooo:rsid="001c2ca1" style:font-size-asian="15pt" style:font-weight-asian="normal" style:font-size-complex="15pt" style:font-weight-complex="normal"/>
    </style:style>
    <style:style style:name="T19" style:family="text">
      <style:text-properties fo:color="#000000" fo:font-size="12pt" style:text-underline-style="none" fo:font-weight="bold" officeooo:rsid="001c2ca1" style:font-size-asian="12pt" style:font-weight-asian="bold" style:font-size-complex="12pt" style:font-weight-complex="bold"/>
    </style:style>
    <style:style style:name="T20" style:family="text">
      <style:text-properties fo:color="#000000" fo:font-size="12pt" style:text-underline-style="none" fo:font-weight="bold" officeooo:rsid="001c4b42" style:font-size-asian="12pt" style:font-weight-asian="bold" style:font-size-complex="12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a8072"/>
    </style:style>
    <style:style style:name="T23" style:family="text">
      <style:text-properties fo:color="#fa8072" style:text-underline-style="solid" style:text-underline-width="auto" style:text-underline-color="font-color"/>
    </style:style>
    <style:style style:name="T24" style:family="text">
      <style:text-properties fo:font-weight="bold" style:font-weight-asian="bold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2.831cm" fo:min-width="8.4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2.91cm" fo:min-width="8.1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588cm" fo:min-width="16.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PC – VIRTAUL PRIVATE CLOUD</text:p>
      <text:p text:style-name="P2"/>
      <text:p text:style-name="P4">1) Create VPC</text:p>
      <text:p text:style-name="P3"><draw:custom-shape text:anchor-type="paragraph" draw:z-index="0" draw:name="Shape1" draw:style-name="gr4" draw:text-style-name="P15" svg:width="16.061cm" svg:height="1.588cm" svg:x="0.536cm" svg:y="0.404cm"><text:p text:style-name="P14">CIDR BLOCK – <text:span text:style-name="T24">10.0.0.0/26</text:span> (64 IPS)</text:p><text:p text:style-name="P14">32-26= 6 (2^6) = 64 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<draw:line text:anchor-type="paragraph" draw:z-index="1" draw:name="Shape2" draw:style-name="gr3" draw:text-style-name="P14" svg:x1="8.738cm" svg:y1="0.166cm" svg:x2="8.738cm" svg:y2="3.182cm"><text:p/></draw:line></text:p>
      <text:p text:style-name="P3"/>
      <text:p text:style-name="P3"/>
      <text:p text:style-name="P3"><draw:line text:anchor-type="paragraph" draw:z-index="2" draw:name="Shape3" draw:style-name="gr3" draw:text-style-name="P14" svg:x1="1.595cm" svg:y1="1.489cm" svg:x2="15.353cm" svg:y2="1.489cm"><text:p/></draw:line><draw:line text:anchor-type="paragraph" draw:z-index="3" draw:name="Shape4" draw:style-name="gr3" draw:text-style-name="P14" svg:x1="1.595cm" svg:y1="1.489cm" svg:x2="1.595cm" svg:y2="3.156cm"><text:p/></draw:line><draw:line text:anchor-type="paragraph" draw:z-index="4" draw:name="Shape5" draw:style-name="gr3" draw:text-style-name="P14" svg:x1="15.353cm" svg:y1="1.515cm" svg:x2="15.353cm" svg:y2="3.155cm"><text:p/></draw:line><draw:custom-shape text:anchor-type="paragraph" draw:z-index="5" draw:name="Shape6" draw:style-name="gr2" draw:text-style-name="P15" svg:width="8.176cm" svg:height="2.911cm" svg:x="-1.686cm" svg:y="3.103cm"><text:p text:style-name="P14"><text:span text:style-name="T24">Public Subnet</text:span></text:p><text:p text:style-name="P14"><text:span text:style-name="T24">10.0.0.0/27</text:span></text:p><text:p text:style-name="P14">32-27 = 5 (2^5) = 32</text:p><text:p text:style-name="P14">Note:- 10.0.0.0 (number starts with 0)</text:p><text:p text:style-name="P14">It will go to 0-31 (32 numbers)</text:p><draw:enhanced-geometry svg:viewBox="0 0 21600 21600" draw:type="rectangle" draw:enhanced-path="M 0 0 L 21600 0 21600 21600 0 21600 0 0 Z N"/></draw:custom-shape><draw:custom-shape text:anchor-type="paragraph" draw:z-index="6" draw:name="Shape6_0" draw:style-name="gr1" draw:text-style-name="P15" svg:width="8.467cm" svg:height="2.832cm" svg:x="10.167cm" svg:y="3.156cm"><text:p text:style-name="P14"><text:span text:style-name="T24">Private Subnet</text:span></text:p><text:p text:style-name="P14"><text:span text:style-name="T24">10.0.0.32/27</text:span></text:p><text:p text:style-name="P14">32-27 = 5 (2^5) = 32</text:p><text:p text:style-name="P14">Note:- 10.0.0.32 (number starts with n+1)</text:p><text:p text:style-name="P14">n = till last subnet ip number</text:p><draw:enhanced-geometry svg:viewBox="0 0 21600 21600" draw:type="rectangle" draw:enhanced-path="M 0 0 L 21600 0 21600 21600 0 21600 0 0 Z N"/></draw:custom-shap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10">2) Create Route Table</text:span></text:p>
      <text:p text:style-name="P5"><text:span text:style-name="T8"><text:tab/></text:span><text:span text:style-name="T14">a) by default 1 route table will be created after vpc creation and all the ips <text:tab/>associates with this rt, so need to assocaite only required subnet with def <text:tab/>route table (public subnet/private subnet)</text:span></text:p>
      <text:p text:style-name="P5"><text:span text:style-name="T14"><text:tab/>b) associate subnets </text:span><text:span text:style-name="T15">(public subnet/Private)</text:span></text:p>
      <text:p text:style-name="P5"><text:span text:style-name="T14"><text:tab/>c) add internet gateway (for external world communication - internet)</text:span></text:p>
      <text:p text:style-name="P9"><text:span text:style-name="T1"><text:tab/>d) create new route table for private subnet and associate only private <text:tab/>subnet</text:span></text:p>
      <text:p text:style-name="P9"><text:span text:style-name="T1"/></text:p>
      <text:p text:style-name="P11"><text:span text:style-name="T9">3</text:span><text:span text:style-name="T10">) Create </text:span><text:span text:style-name="T9">Internet Gateway</text:span></text:p>
      <text:p text:style-name="P9"><text:span text:style-name="T1"><text:tab/>a) Attach with created VPC</text:span></text:p>
      <text:p text:style-name="P6"><text:span text:style-name="T3"><text:tab/>b) </text:span><text:span text:style-name="T2">add to</text:span><text:span text:style-name="T3"> </text:span><text:span text:style-name="T6">publ</text:span><text:span text:style-name="T7">ic</text:span><text:span text:style-name="T6"> route table</text:span></text:p>
      <text:p text:style-name="P9"><text:span text:style-name="T5"><text:tab/><text:tab/></text:span><text:span text:style-name="T4">route table -&gt; route -&gt; 0.0.0.0/0 -&gt; internet gateway </text:span><text:span text:style-name="T21">(select created IG)</text:span></text:p>
      <text:p text:style-name="P9"><text:span text:style-name="T21"/></text:p>
      <text:p text:style-name="P7"><text:span text:style-name="T11">4</text:span><text:span text:style-name="T12">) Create </text:span><text:span text:style-name="T11">NAT</text:span><text:span text:style-name="T13"> Gateway :-</text:span><text:span text:style-name="T16"> </text:span><text:span text:style-name="T17"><text:s/>nat gateway </text:span><text:span text:style-name="T20">consumes 1 IP from pub subnet</text:span></text:p>
      <text:p text:style-name="P7"><text:span text:style-name="T19"><text:tab/></text:span><text:span text:style-name="T16">a</text:span><text:span text:style-name="T18">)</text:span><text:span text:style-name="T19"> <text:s/></text:span><text:span text:style-name="T16">it will attached with private route table.</text:span></text:p>
      <text:p text:style-name="P7"><text:span text:style-name="T16"><text:tab/>b) private machines will connect with internet within public instances.</text:span></text:p>
      <text:p text:style-name="P7"><text:span text:style-name="T16"><text:tab/>c) while creating nat gateway select “public subnets”, so that it will <text:tab/><text:tab/> <text:s text:c="4"/>communicate with internet within public subnet instances.</text:span></text:p>
      <text:p text:style-name="P7"><text:span text:style-name="T16"/></text:p>
      <text:p text:style-name="P8"><text:soft-page-break/><text:span text:style-name="T11"/></text:p>
      <text:p text:style-name="P13"><text:span text:style-name="T23">IMPORTANT NOTE :-</text:span> </text:p>
      <text:p text:style-name="P1"/>
      <text:p text:style-name="P12">a) public subnet total ips = 32 (as per above cidr block)</text:p>
      <text:p text:style-name="P12">b) private subnet total ips = 32</text:p>
      <text:p text:style-name="P12"/>
      <text:p text:style-name="P12">by default, AWS keeps 5 ips from each subnet for interanl uses</text:p>
      <text:p text:style-name="P12"/>
      <text:p text:style-name="P12">a) public subnet <text:s/>= 26 IPS</text:p>
      <text:p text:style-name="P12"><text:s/>(5 deducted by AWS, 1 consumed by NAT GATWAY – IF CREATED)</text:p>
      <text:p text:style-name="P12"/>
      <text:p text:style-name="P12">b) private subnet = 27 IPS (5 deducted by AW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2:30:52.961384190</meta:creation-date>
    <dc:date>2021-07-12T18:15:15.031249021</dc:date>
    <meta:editing-duration>PT4H52M57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211" meta:character-count="1236" meta:non-whitespace-character-count="1018"/>
  </office:meta>
</office:document-meta>
</file>